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8aa38" officeooo:paragraph-rsid="0018aa38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8aa38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a11a3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8623a" officeooo:paragraph-rsid="0018623a" style:font-size-asian="10pt" style:font-size-complex="10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paragraph-rsid="0018aa38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style:font-size-asian="10pt" style:font-size-complex="10pt"/>
    </style:style>
    <style:style style:name="P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paragraph-rsid="001b62c9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b62c9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d43ab" style:font-size-asian="10pt" style:font-size-complex="10pt"/>
    </style:style>
    <style:style style:name="P1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fo:font-style="italic" officeooo:paragraph-rsid="001d43ab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fo:font-weight="normal" officeooo:rsid="001d43ab" officeooo:paragraph-rsid="001d43a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Arial1" fo:font-size="10pt" style:font-size-asian="8.75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style:font-size-asian="8.75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style:font-size-asian="8.75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1" fo:font-size="12pt" fo:font-weight="normal" officeooo:rsid="001d43ab" officeooo:paragraph-rsid="001d43a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2pt" fo:font-style="normal" fo:font-weight="normal" officeooo:rsid="001d43ab" officeooo:paragraph-rsid="001d43a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paragraph-rsid="0018aa38" style:font-size-asian="14pt" style:font-size-complex="14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18aa38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18aa38" officeooo:paragraph-rsid="0018aa38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0pt" officeooo:paragraph-rsid="0018aa38" style:font-size-asian="10pt" style:font-size-complex="10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0pt" officeooo:paragraph-rsid="0018aa38" style:font-size-asian="10pt" style:font-size-complex="10pt"/>
    </style:style>
    <style:style style:name="P2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0pt" officeooo:paragraph-rsid="00225cd7" style:font-size-asian="10pt" style:font-size-complex="10pt"/>
    </style:style>
    <style:style style:name="P24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paragraph-rsid="00170c75" style:font-size-asian="12pt" style:font-size-complex="12pt"/>
    </style:style>
    <style:style style:name="P2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paragraph-rsid="0018aa38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225cd7" style:font-size-asian="10pt" style:font-size-complex="10pt"/>
    </style:style>
    <style:style style:name="P27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paragraph-rsid="00170c75" style:font-size-asian="10pt" style:font-size-complex="10pt"/>
    </style:style>
    <style:style style:name="P28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paragraph-rsid="0018aa38" style:font-size-asian="10pt" style:font-size-complex="10pt"/>
    </style:style>
    <style:style style:name="P29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8623a" officeooo:paragraph-rsid="0018623a" style:font-size-asian="10pt" style:font-size-complex="10pt"/>
    </style:style>
    <style:style style:name="P30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1b62c9" officeooo:paragraph-rsid="001b62c9" style:font-size-asian="10pt" style:font-size-complex="10pt"/>
    </style:style>
    <style:style style:name="P31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18aa38" officeooo:paragraph-rsid="0018aa38" style:font-size-asian="10pt" style:font-size-complex="10pt"/>
    </style:style>
    <style:style style:name="P32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18aa38" officeooo:paragraph-rsid="001a11a3" style:font-size-asian="10pt" style:font-size-complex="10pt"/>
    </style:style>
    <style:style style:name="P33" style:family="paragraph" style:parent-style-name="Standard" style:list-style-name="L2">
      <style:paragraph-properties fo:line-height="100%" fo:text-align="justify" style:justify-single-word="false"/>
      <style:text-properties fo:font-size="10pt" officeooo:paragraph-rsid="0018aa38" style:font-size-asian="10pt" style:font-size-complex="10pt"/>
    </style:style>
    <style:style style:name="T1" style:family="text">
      <style:text-properties officeooo:rsid="0018aa38"/>
    </style:style>
    <style:style style:name="T2" style:family="text">
      <style:text-properties style:font-name="Arial1"/>
    </style:style>
    <style:style style:name="T3" style:family="text">
      <style:text-properties style:font-name="Arial1" officeooo:rsid="0018aa38"/>
    </style:style>
    <style:style style:name="T4" style:family="text">
      <style:text-properties style:font-name="Arial1" officeooo:rsid="001d43ab"/>
    </style:style>
    <style:style style:name="T5" style:family="text">
      <style:text-properties style:font-name="Arial1" officeooo:rsid="002869a3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weight="bold" officeooo:rsid="0018aa38" style:font-weight-asian="bold" style:font-weight-complex="bold"/>
    </style:style>
    <style:style style:name="T8" style:family="text">
      <style:text-properties officeooo:rsid="001b62c9"/>
    </style:style>
    <style:style style:name="T9" style:family="text">
      <style:text-properties fo:font-style="italic" officeooo:rsid="001b62c9" style:font-style-asian="italic" style:font-style-complex="italic"/>
    </style:style>
    <style:style style:name="T10" style:family="text">
      <style:text-properties fo:font-style="italic" officeooo:rsid="001d43ab" style:font-style-asian="italic" style:font-style-complex="italic"/>
    </style:style>
    <style:style style:name="T11" style:family="text">
      <style:text-properties officeooo:rsid="001d43ab"/>
    </style:style>
    <style:style style:name="T12" style:family="text">
      <style:text-properties officeooo:rsid="001d6a85"/>
    </style:style>
    <style:style style:name="T13" style:family="text">
      <style:text-properties officeooo:rsid="001f4440"/>
    </style:style>
    <style:style style:name="T14" style:family="text">
      <style:text-properties officeooo:rsid="002006aa"/>
    </style:style>
    <style:style style:name="T15" style:family="text">
      <style:text-properties officeooo:rsid="0023ce2e"/>
    </style:style>
    <style:style style:name="T16" style:family="text">
      <style:text-properties officeooo:rsid="002e96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éunion de lancement du Projet Tutoré</text:p>
      <text:p text:style-name="P12"/>
      <text:p text:style-name="P12"/>
      <text:p text:style-name="P17">Ordre du jour</text:p>
      <text:p text:style-name="P14"/>
      <text:list text:style-name="L1">
        <text:list-item>
          <text:p text:style-name="P24">GitHub</text:p>
        </text:list-item>
        <text:list-item>
          <text:p text:style-name="P24">Deadline et organisation grossière</text:p>
        </text:list-item>
        <text:list-item>
          <text:p text:style-name="P24">Planification fiche PT</text:p>
        </text:list-item>
      </text:list>
      <text:p text:style-name="P13"/>
      <text:p text:style-name="P13"/>
      <text:p text:style-name="P13"/>
      <text:p text:style-name="P18"><text:span text:style-name="T1">Choix de n</text:span>om</text:p>
      <text:p text:style-name="P5"/>
      <text:p text:style-name="P5"><text:span text:style-name="T1">Décision de choisir le nom pour le site de </text:span><text:span text:style-name="T8">e-</text:span><text:span text:style-name="T1">commerce, qui sera aussi le nom du projet.</text:span></text:p>
      <text:p text:style-name="P21"><text:span text:style-name="T3">Retenu : </text:span><text:span text:style-name="T6">Wizards </text:span><text:span text:style-name="T7">&amp;</text:span><text:span text:style-name="T6"> Dices </text:span><text:span text:style-name="T7">(w</text:span><text:span text:style-name="T6">izards-</text:span><text:span text:style-name="T7">and-d</text:span><text:span text:style-name="T6">ices</text:span><text:span text:style-name="T7">)</text:span></text:p>
      <text:p text:style-name="P22"><text:span text:style-name="T3">Choisi par </text:span><text:span text:style-name="T5">s</text:span><text:span text:style-name="T2">ondage entre : </text:span></text:p>
      <text:list text:style-name="L2">
        <text:list-item>
          <text:p text:style-name="P33"><text:span text:style-name="T2">Wizards Of The Drôme → </text:span><text:span text:style-name="T3">1 vote</text:span></text:p>
        </text:list-item>
        <text:list-item>
          <text:p text:style-name="P33"><text:span text:style-name="T2">Wizards And Dices → </text:span><text:span text:style-name="T3">3 votes</text:span></text:p>
        </text:list-item>
        <text:list-item>
          <text:p text:style-name="P25">Nerd'E'Commerce</text:p>
        </text:list-item>
        <text:list-item>
          <text:p text:style-name="P25">Spells And Swords &lt; OU &gt; Spells And Daggers</text:p>
        </text:list-item>
      </text:list>
      <text:p text:style-name="P1">Note : <text:span text:style-name="T8">r</text:span>ègles de nomenclature, charte graphique, etc. ⇒ À définir</text:p>
      <text:p text:style-name="P6"/>
      <text:p text:style-name="P6"/>
      <text:p text:style-name="P6"/>
      <text:p text:style-name="P17"><text:span text:style-name="T1">Création du </text:span>GitHub</text:p>
      <text:p text:style-name="P11"/>
      <text:p text:style-name="P15"><text:tab/>Bonnes pratiques</text:p>
      <text:p text:style-name="P11"/>
      <text:p text:style-name="P26">QUAND ON BOSSE SUR QUOI QUE ÇA SOIT ⇒ NOUVELLE BRANCHE </text:p>
      <text:p text:style-name="P23"><text:span text:style-name="T4">→ NE</text:span><text:span text:style-name="T2"> </text:span><text:span text:style-name="T4">J</text:span><text:span text:style-name="T2">AMAIS POUSSER DIRECTEMENT SUR LA BRANCHE MAÎTRE</text:span></text:p>
      <text:p text:style-name="P7"><text:span text:style-name="T9">À </text:span><text:span text:style-name="T10">re</text:span><text:span text:style-name="T9">préciser</text:span></text:p>
      <text:p text:style-name="P8">Quand <text:span text:style-name="T8">on rencontre un « </text:span>conflit de merge » : <text:span text:style-name="T8">le </text:span>même doc<text:span text:style-name="T8">ument</text:span> <text:span text:style-name="T8">est </text:span>modifié par 2 utilisateurs différents </text:p>
      <text:p text:style-name="P7"><text:span text:style-name="T11">→ </text:span><text:span text:style-name="T8">Possibilité</text:span> de fusionner les 2 changements </text:p>
      <text:p text:style-name="P8"/>
      <text:p text:style-name="P16"><text:tab/>Création du reposity</text:p>
      <text:p text:style-name="P9"/>
      <text:p text:style-name="P9">Création du répos : <text:span text:style-name="T15">au </text:span>nom du projet</text:p>
      <text:p text:style-name="P10">Chacun <text:span text:style-name="T14">de son côté</text:span></text:p>
      <text:list text:style-name="L3">
        <text:list-item>
          <text:p text:style-name="P27">Création de nos comptes <text:span text:style-name="T13">Git</text:span></text:p>
        </text:list-item>
        <text:list-item>
          <text:p text:style-name="P27">Installation de Git et GitKraken</text:p>
        </text:list-item>
        <text:list-item>
          <text:p text:style-name="P27">Création d'une clé public/privé et association au compte GitHub pour authentification sécurisé<text:span text:style-name="T16">e</text:span> q<text:span text:style-name="T13">uand</text:span> Git fait des commit/push/etc</text:p>
        </text:list-item>
        <text:list-item>
          <text:p text:style-name="P29">Clonage du répos <text:span text:style-name="T12">en local</text:span></text:p>
        </text:list-item>
      </text:list>
      <text:p text:style-name="P4">Explication de la méthodologie à suivre pour commit, pull et merge</text:p>
      <text:p text:style-name="P4"/>
      <text:p text:style-name="P4"/>
      <text:p text:style-name="P4"/>
      <text:p text:style-name="P19">Prochaine réunion</text:p>
      <text:p text:style-name="P2"/>
      <text:p text:style-name="P2">Sujet non-abordé pendant cette réunion (à traiter à la prochaine réunion) :</text:p>
      <text:list text:style-name="L4">
        <text:list-item>
          <text:p text:style-name="P30">Revue GitHub</text:p>
        </text:list-item>
        <text:list-item>
          <text:p text:style-name="P28">Deadline et organisation grossière</text:p>
        </text:list-item>
        <text:list-item>
          <text:p text:style-name="P28">Planification fiche PT</text:p>
        </text:list-item>
      </text:list>
      <text:p text:style-name="P2">Nouveaux sujets : </text:p>
      <text:list text:style-name="L5">
        <text:list-item>
          <text:p text:style-name="P31">Définition de règles graphiques (basique à minima)</text:p>
        </text:list-item>
        <text:list-item>
          <text:p text:style-name="P32">Répartition des rôles et dynamique général<text:span text:style-name="T8">e</text:span> du projet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9:51:51.373000000</meta:creation-date>
    <dc:date>2024-10-12T16:18:52.814000000</dc:date>
    <meta:editing-duration>PT1H14M31S</meta:editing-duration>
    <meta:editing-cycles>20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7" meta:word-count="250" meta:character-count="1417" meta:non-whitespace-character-count="1213"/>
  </office:meta>
</office:document-meta>
</file>